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A2000000DFC51AAEF6.png" manifest:media-type="image/png"/>
  <manifest:file-entry manifest:full-path="Pictures/100000000000082A000002C3413361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 Condensed1" svg:font-family="'DejaVu Serif Condensed'" style:font-family-generic="roman"/>
    <style:font-face style:name="FreeSans1" svg:font-family="FreeSans" style:font-family-generic="swiss"/>
    <style:font-face style:name="DejaVu Serif Condensed" svg:font-family="'DejaVu Serif Condensed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5in" fo:margin-left="-0.0785in" fo:margin-top="0in" fo:margin-bottom="0in" table:align="left" style:writing-mode="lr-tb"/>
    </style:style>
    <style:style style:name="Table1.A" style:family="table-column">
      <style:table-column-properties style:column-width="1.2542in"/>
    </style:style>
    <style:style style:name="Table1.B" style:family="table-column">
      <style:table-column-properties style:column-width="5.320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8639in" fo:margin-left="-0.0785in" fo:margin-top="0in" fo:margin-bottom="0in" table:align="left" style:writing-mode="lr-tb"/>
    </style:style>
    <style:style style:name="Table2.A" style:family="table-column">
      <style:table-column-properties style:column-width="2.6243in"/>
    </style:style>
    <style:style style:name="Table2.B" style:family="table-column">
      <style:table-column-properties style:column-width="4.2396in"/>
    </style:style>
    <style:style style:name="Table2.1" style:family="table-row">
      <style:table-row-properties style:min-row-height="0.1813in" fo:keep-together="auto"/>
    </style:style>
    <style:style style:name="Table2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.2" style:family="table-row">
      <style:table-row-properties style:min-row-height="0.3792in" fo:keep-together="auto"/>
    </style:style>
    <style:style style:name="Table3" style:family="table">
      <style:table-properties style:width="6.9868in" fo:margin-left="-0.0785in" fo:margin-top="0in" fo:margin-bottom="0in" table:align="left" style:writing-mode="lr-tb"/>
    </style:style>
    <style:style style:name="Table3.A" style:family="table-column">
      <style:table-column-properties style:column-width="6.98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paragraph-properties fo:margin-left="0in" fo:margin-right="-0.0374in" fo:margin-top="0.0417in" fo:margin-bottom="0in" loext:contextual-spacing="false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in" style:type="right"/>
        </style:tab-stops>
      </style:paragraph-properties>
    </style:style>
    <style:style style:name="P2" style:family="paragraph" style:parent-style-name="Header">
      <style:paragraph-properties fo:margin-left="0in" fo:margin-right="-0.0437in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63in" style:type="right"/>
        </style:tab-stops>
      </style:paragraph-properties>
      <style:text-properties fo:font-style="italic" style:font-style-asian="italic"/>
    </style:style>
    <style:style style:name="P3" style:family="paragraph" style:parent-style-name="Footer">
      <style:paragraph-properties fo:margin-top="0.0417in" fo:margin-bottom="0in" loext:contextual-spacing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64003c" style:font-name="Open Sans" fo:font-size="10pt" style:font-size-asian="10pt" style:font-name-complex="Open Sans1" style:font-size-complex="10pt"/>
    </style:style>
    <style:style style:name="P4" style:family="paragraph" style:parent-style-name="Standard">
      <style:paragraph-properties fo:margin-top="0.0417in" fo:margin-bottom="0in" loext:contextual-spacing="false"/>
      <style:text-properties fo:color="#00000a" style:font-name="Calibri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5" style:family="paragraph" style:parent-style-name="Standard">
      <style:paragraph-properties fo:margin-top="0.0417in" fo:margin-bottom="0in" loext:contextual-spacing="false"/>
      <style:text-properties fo:color="#64003c" style:font-name="Open Sans" fo:font-weight="bold" style:font-name-asian="Calibri1" style:font-weight-asian="bold" style:font-name-complex="Open Sans1" style:font-weight-complex="bold"/>
    </style:style>
    <style:style style:name="P6" style:family="paragraph" style:parent-style-name="Standard">
      <style:paragraph-properties fo:margin-top="0.0417in" fo:margin-bottom="0in" loext:contextual-spacing="false" fo:text-align="center" style:justify-single-word="false"/>
      <style:text-properties fo:color="#64003c" style:font-name="Open Sans" fo:font-weight="bold" style:font-name-asian="Calibri1" style:font-weight-asian="bold" style:font-name-complex="Open Sans1" style:font-weight-complex="bold"/>
    </style:style>
    <style:style style:name="P7" style:family="paragraph" style:parent-style-name="Standard">
      <style:paragraph-properties fo:margin-top="0.0417in" fo:margin-bottom="0in" loext:contextual-spacing="false"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64003c" style:font-name="Open Sans" fo:font-size="11pt" fo:font-weight="bold" style:font-name-asian="Calibri1" style:font-size-asian="11pt" style:font-weight-asian="bold" style:font-name-complex="Open Sans1" style:font-size-complex="10pt"/>
    </style:style>
    <style:style style:name="P8" style:family="paragraph" style:parent-style-name="Standard">
      <style:paragraph-properties fo:margin-top="0.0417in" fo:margin-bottom="0in" loext:contextual-spacing="false"/>
      <style:text-properties style:font-name="Open Sans" fo:font-weight="bold" style:font-name-asian="Calibri1" style:font-weight-asian="bold" style:font-name-complex="Open Sans1" style:font-weight-complex="bold"/>
    </style:style>
    <style:style style:name="P9" style:family="paragraph" style:parent-style-name="Standard">
      <style:paragraph-properties fo:margin-top="0.0417in" fo:margin-bottom="0in" loext:contextual-spacing="false"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Open Sans" style:font-name-asian="Calibri1" style:font-name-complex="Open Sans1"/>
    </style:style>
    <style:style style:name="P10" style:family="paragraph" style:parent-style-name="Standard">
      <style:paragraph-properties fo:margin-top="0.0417in" fo:margin-bottom="0in" loext:contextual-spacing="false"/>
      <style:text-properties fo:font-weight="bold" style:font-name-asian="Calibri1" style:font-weight-asian="bold" style:font-name-complex="Open Sans1" style:font-size-complex="12pt"/>
    </style:style>
    <style:style style:name="P11" style:family="paragraph" style:parent-style-name="Footer">
      <style:text-properties fo:color="#64003c" style:font-name="Open Sans" fo:font-size="10pt" style:font-size-asian="10pt" style:font-name-complex="Open Sans1" style:font-size-complex="10pt"/>
    </style:style>
    <style:style style:name="P12" style:family="paragraph" style:parent-style-name="Footer">
      <style:paragraph-properties>
        <style:tab-stops>
          <style:tab-stop style:position="3.15in" style:type="center"/>
          <style:tab-stop style:position="6.3in" style:type="right"/>
          <style:tab-stop style:position="6.5in" style:type="right"/>
        </style:tab-stops>
      </style:paragraph-properties>
      <style:text-properties fo:color="#64003c"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15" style:family="paragraph" style:parent-style-name="Standard">
      <style:paragraph-properties>
        <style:tab-stops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16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17" style:family="paragraph" style:parent-style-name="Standard">
      <style:text-properties fo:color="#00000a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 style:font-weight-complex="bold"/>
    </style:style>
    <style:style style:name="P18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19" style:family="paragraph" style:parent-style-name="Standard"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2pt" style:language-complex="ar" style:country-complex="SA"/>
    </style:style>
    <style:style style:name="P20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0pt" style:language-complex="ar" style:country-complex="SA"/>
    </style:style>
    <style:style style:name="P21" style:family="paragraph" style:parent-style-name="Standard">
      <style:text-properties fo:color="#00000a" style:font-name="Open Sans" fo:font-size="10pt" fo:language="fr" fo:country="FR" fo:font-style="italic" style:font-name-asian="Times New Roman1" style:font-size-asian="10pt" style:language-asian="fr" style:country-asian="FR" style:font-style-asian="italic" style:font-name-complex="Open Sans1" style:font-size-complex="12pt" style:language-complex="ar" style:country-complex="SA"/>
    </style:style>
    <style:style style:name="P22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0pt" style:language-complex="ar" style:country-complex="SA"/>
    </style:style>
    <style:style style:name="P23" style:family="paragraph" style:parent-style-name="Standard"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2pt" style:language-complex="ar" style:country-complex="SA"/>
    </style:style>
    <style:style style:name="P24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2pt" style:language-complex="ar" style:country-complex="SA"/>
    </style:style>
    <style:style style:name="P25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1pt" fo:language="fr" fo:country="FR" style:font-name-asian="Times New Roman1" style:font-size-asian="11pt" style:language-asian="fr" style:country-asian="FR" style:font-name-complex="Open Sans1" style:font-size-complex="10pt" style:language-complex="ar" style:country-complex="SA"/>
    </style:style>
    <style:style style:name="P26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64003c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27" style:family="paragraph" style:parent-style-name="Standard">
      <style:text-properties fo:color="#64003c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 style:font-weight-complex="bold"/>
    </style:style>
    <style:style style:name="P28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64003c" style:font-name="Open Sans" fo:font-size="11pt" fo:font-weight="bold" style:font-size-asian="11pt" style:font-weight-asian="bold" style:font-name-complex="Open Sans1"/>
    </style:style>
    <style:style style:name="P29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64003c" style:font-name="Open Sans" fo:font-size="11pt" fo:font-weight="bold" style:font-size-asian="11pt" style:font-weight-asian="bold" style:font-name-complex="Open Sans1" style:font-size-complex="10pt"/>
    </style:style>
    <style:style style:name="P30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64003c" style:font-name="Open Sans" fo:font-style="italic" style:font-name-asian="Calibri1" style:font-style-asian="italic" style:font-name-complex="Open Sans1" style:font-size-complex="11pt"/>
    </style:style>
    <style:style style:name="P31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officeooo:paragraph-rsid="0008f206"/>
    </style:style>
    <style:style style:name="P33" style:family="paragraph" style:parent-style-name="Standard">
      <style:paragraph-properties>
        <style:tab-stops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3.5437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36" style:family="paragraph" style:parent-style-name="Standard">
      <style:text-properties officeooo:paragraph-rsid="0005a0c1"/>
    </style:style>
    <style:style style:name="P37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Open Sans" fo:font-weight="bold" style:font-weight-asian="bold" style:font-name-complex="Open Sans1"/>
    </style:style>
    <style:style style:name="P38" style:family="paragraph" style:parent-style-name="Standard">
      <style:text-properties style:font-name="Open Sans" fo:font-weight="bold" officeooo:paragraph-rsid="0005a0c1" style:font-weight-asian="bold" style:font-name-complex="Open Sans1"/>
    </style:style>
    <style:style style:name="P39" style:family="paragraph" style:parent-style-name="Standard">
      <style:text-properties style:font-name="Open Sans" fo:font-weight="bold" style:font-weight-asian="bold" style:font-name-complex="Open Sans1" style:font-weight-complex="bold"/>
    </style:style>
    <style:style style:name="P40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Open Sans" fo:font-weight="bold" style:font-name-asian="Calibri1" style:font-weight-asian="bold" style:font-name-complex="Open Sans1" style:font-size-complex="10pt"/>
    </style:style>
    <style:style style:name="P41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Open Sans" style:font-name-complex="Open Sans1" style:font-size-complex="10pt"/>
    </style:style>
    <style:style style:name="P42" style:family="paragraph" style:parent-style-name="Standard">
      <style:text-properties style:font-name="Open Sans" fo:font-style="italic" style:font-style-asian="italic" style:font-name-complex="Open Sans1"/>
    </style:style>
    <style:style style:name="P43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Open Sans" style:font-name-asian="Calibri1" style:font-name-complex="Open Sans1" style:font-size-complex="10pt"/>
    </style:style>
    <style:style style:name="P44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Open Sans" style:font-name-asian="Calibri1" style:font-name-complex="Open Sans1"/>
    </style:style>
    <style:style style:name="P45" style:family="paragraph" style:parent-style-name="Standard">
      <style:paragraph-properties fo:margin-top="0in" fo:margin-bottom="0.0835in" loext:contextual-spacing="false" fo:text-align="justify" style:justify-single-word="false"/>
      <style:text-properties fo:color="#00000a" style:font-name="Open Sans" fo:font-size="9pt" fo:language="fr" fo:country="FR" fo:font-style="italic" style:text-underline-style="solid" style:text-underline-width="auto" style:text-underline-color="font-color" style:font-name-asian="Times New Roman1" style:font-size-asian="9pt" style:language-asian="fr" style:country-asian="FR" style:font-style-asian="italic" style:font-name-complex="Open Sans1" style:font-size-complex="9pt" style:language-complex="ar" style:country-complex="SA"/>
    </style:style>
    <style:style style:name="P46" style:family="paragraph" style:parent-style-name="Standard">
      <style:paragraph-properties fo:margin-top="0in" fo:margin-bottom="0.0835in" loext:contextual-spacing="false" fo:text-align="justify" style:justify-single-word="false"/>
    </style:style>
    <style:style style:name="P47" style:family="paragraph" style:parent-style-name="Standard">
      <style:paragraph-properties fo:margin-top="0.0835in" fo:margin-bottom="0in" loext:contextual-spacing="false"/>
    </style:style>
    <style:style style:name="P48" style:family="paragraph" style:parent-style-name="Standard">
      <style:paragraph-properties fo:margin-top="0.0835in" fo:margin-bottom="0.0835in" loext:contextual-spacing="false"/>
    </style:style>
    <style:style style:name="P49" style:family="paragraph" style:parent-style-name="Standard">
      <style:paragraph-properties fo:margin-top="0.0835in" fo:margin-bottom="0.0835in" loext:contextual-spacing="false"/>
      <style:text-properties fo:color="#00000a" style:font-name="Open Sans" fo:font-size="10pt" fo:language="fr" fo:country="FR" fo:font-weight="bold" officeooo:rsid="000ceccc" officeooo:paragraph-rsid="000ceccc" style:font-name-asian="Times New Roman1" style:font-size-asian="10pt" style:language-asian="fr" style:country-asian="FR" style:font-weight-asian="bold" style:font-name-complex="Open Sans1" style:font-size-complex="11pt" style:language-complex="ar" style:country-complex="SA" style:font-weight-complex="bold"/>
    </style:style>
    <style:style style:name="P50" style:family="paragraph" style:parent-style-name="Standard">
      <style:paragraph-properties fo:margin-top="0.0835in" fo:margin-bottom="0.0835in" loext:contextual-spacing="false"/>
      <style:text-properties fo:color="#000000" style:font-name="Open Sans" fo:font-size="10pt" fo:language="fr" fo:country="FR" fo:font-weight="bold" officeooo:rsid="000ceccc" officeooo:paragraph-rsid="000ceccc" style:font-name-asian="Times New Roman1" style:font-size-asian="10pt" style:language-asian="fr" style:country-asian="FR" style:font-weight-asian="bold" style:font-name-complex="Open Sans1" style:font-size-complex="11pt" style:language-complex="ar" style:country-complex="SA" style:font-weight-complex="bold"/>
    </style:style>
    <style:style style:name="P51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0pt" style:language-complex="ar" style:country-complex="SA"/>
    </style:style>
    <style:style style:name="P52" style:family="paragraph" style:parent-style-name="Standard">
      <style:paragraph-properties fo:margin-top="0in" fo:margin-bottom="0.139in" loext:contextual-spacing="false" fo:line-height="115%"/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53" style:family="paragraph" style:parent-style-name="Standard">
      <style:paragraph-properties fo:margin-left="0.4472in" fo:margin-right="0in" fo:margin-top="0.0417in" fo:margin-bottom="0.139in" loext:contextual-spacing="false" fo:line-height="115%" fo:text-indent="0in" style:auto-text-indent="false"/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54" style:family="paragraph" style:parent-style-name="Header">
      <style:paragraph-properties fo:text-align="justify" style:justify-single-word="false">
        <style:tab-stops>
          <style:tab-stop style:position="3.15in" style:leader-style="dotted" style:leader-text="."/>
          <style:tab-stop style:position="6.3in" style:type="right"/>
        </style:tab-stops>
      </style:paragraph-properties>
    </style:style>
    <style:style style:name="P55" style:family="paragraph" style:parent-style-name="Header">
      <style:paragraph-properties fo:text-align="justify" style:justify-single-word="false">
        <style:tab-stops>
          <style:tab-stop style:position="3.15in" style:type="center"/>
          <style:tab-stop style:position="3.9374in" style:leader-style="dotted" style:leader-text="."/>
          <style:tab-stop style:position="6.3in" style:type="right"/>
        </style:tab-stops>
      </style:paragraph-properties>
    </style:style>
    <style:style style:name="P56" style:family="paragraph" style:parent-style-name="Header">
      <style:paragraph-properties>
        <style:tab-stops>
          <style:tab-stop style:position="3.15in" style:type="center"/>
          <style:tab-stop style:position="5.8083in" style:leader-style="dotted" style:leader-text="."/>
          <style:tab-stop style:position="6.3in" style:type="right"/>
          <style:tab-stop style:position="6.8909in" style:leader-style="dotted" style:leader-text="."/>
        </style:tab-stops>
      </style:paragraph-properties>
      <style:text-properties style:font-name="Open Sans" fo:font-size="10pt" style:font-size-asian="10pt" style:font-name-complex="Open Sans1" style:font-size-complex="10pt"/>
    </style:style>
    <style:style style:name="P57" style:family="paragraph" style:parent-style-name="Header">
      <style:paragraph-properties>
        <style:tab-stops>
          <style:tab-stop style:position="3.15in" style:type="center"/>
          <style:tab-stop style:position="5.8083in" style:leader-style="dotted" style:leader-text="."/>
          <style:tab-stop style:position="6.3in" style:type="right"/>
          <style:tab-stop style:position="6.8909in" style:leader-style="dotted" style:leader-text="."/>
        </style:tab-stops>
      </style:paragraph-properties>
    </style:style>
    <style:style style:name="P58" style:family="paragraph" style:parent-style-name="Header">
      <style:paragraph-properties fo:margin-left="0in" fo:margin-right="0.0972in" fo:text-align="justify" style:justify-single-word="false" fo:text-indent="0in" style:auto-text-indent="false"/>
    </style:style>
    <style:style style:name="P59" style:family="paragraph" style:parent-style-name="Header">
      <style:paragraph-properties fo:margin-left="0in" fo:margin-right="0.0972in" fo:text-align="justify" style:justify-single-word="false" fo:text-indent="0in" style:auto-text-indent="false"/>
      <style:text-properties style:font-name="Open Sans" fo:font-size="10pt" fo:font-weight="bold" style:font-size-asian="10pt" style:font-weight-asian="bold" style:font-name-complex="Open Sans1" style:font-size-complex="10pt"/>
    </style:style>
    <style:style style:name="P60" style:family="paragraph" style:parent-style-name="Header">
      <style:paragraph-properties fo:margin-left="0in" fo:margin-right="-0.0992in" fo:text-indent="0in" style:auto-text-indent="false"/>
    </style:style>
    <style:style style:name="P61" style:family="paragraph" style:parent-style-name="Header">
      <style:paragraph-properties fo:margin-left="0in" fo:margin-right="-0.0992in" fo:text-indent="0in" style:auto-text-indent="false"/>
      <style:text-properties fo:color="#00000a" style:font-name="Open Sans" fo:font-size="10pt" fo:language="fr" fo:country="FR" style:font-name-asian="Calibri1" style:font-size-asian="10pt" style:language-asian="en" style:country-asian="US" style:font-name-complex="Open Sans1" style:font-size-complex="11pt" style:language-complex="ar" style:country-complex="SA"/>
    </style:style>
    <style:style style:name="P62" style:family="paragraph" style:parent-style-name="Header">
      <style:paragraph-properties fo:margin-left="0in" fo:margin-right="-0.0992in" fo:text-indent="0in" style:auto-text-indent="false"/>
      <style:text-properties fo:color="#00000a" style:font-name="Open Sans" fo:font-size="10pt" fo:language="fr" fo:country="FR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63" style:family="paragraph" style:parent-style-name="Header">
      <style:paragraph-properties fo:margin-left="0in" fo:margin-right="-0.0992in" fo:text-indent="0in" style:auto-text-indent="false"/>
      <style:text-properties style:font-name="Open Sans" fo:font-size="10pt" fo:font-weight="bold" style:font-size-asian="10pt" style:font-weight-asian="bold" style:font-name-complex="Open Sans1"/>
    </style:style>
    <style:style style:name="P64" style:family="paragraph" style:parent-style-name="Standard">
      <style:paragraph-properties fo:margin-top="0in" fo:margin-bottom="0in" loext:contextual-spacing="false"/>
      <style:text-properties style:font-name="Open Sans" style:font-name-asian="Calibri1" style:font-name-complex="Open Sans1" style:font-size-complex="11pt"/>
    </style:style>
    <style:style style:name="P65" style:family="paragraph" style:parent-style-name="Standard" style:master-page-name="Standard">
      <style:paragraph-properties fo:margin-top="0.0417in" fo:margin-bottom="0in" loext:contextual-spacing="false" fo:text-align="center" style:justify-single-word="false" style:page-number="auto"/>
      <style:text-properties fo:text-transform="uppercase" fo:color="#64003c" style:font-name="Open Sans" fo:font-size="14pt" fo:font-weight="bold" style:font-size-asian="14pt" style:font-weight-asian="bold" style:font-name-complex="Open Sans1" style:font-style-complex="italic"/>
    </style:style>
    <style:style style:name="P66" style:family="paragraph" style:parent-style-name="Standard" style:list-style-name="WWNum1">
      <style:paragraph-properties fo:margin-top="0in" fo:margin-bottom="0.139in" loext:contextual-spacing="false" fo:line-height="115%" fo:text-align="justify" style:justify-single-word="false"/>
    </style:style>
    <style:style style:name="P67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font-name="Open Sans" fo:font-size="10.5pt" fo:font-weight="bold" officeooo:rsid="000f1d3a" officeooo:paragraph-rsid="000f1d3a" style:font-size-asian="10.5pt" style:font-weight-asian="bold" style:font-name-complex="Open Sans1" style:font-size-complex="10.5pt" style:font-weight-complex="bold"/>
    </style:style>
    <style:style style:name="P68" style:family="paragraph" style:parent-style-name="Standard" style:list-style-name="WWNum1">
      <style:paragraph-properties fo:margin-top="0in" fo:margin-bottom="0.139in" loext:contextual-spacing="false" fo:line-height="115%"/>
      <style:text-properties style:font-name="Open Sans" fo:font-weight="bold" style:font-weight-asian="bold" style:font-name-complex="Open Sans1" style:font-size-complex="10pt"/>
    </style:style>
    <style:style style:name="P69" style:family="paragraph" style:parent-style-name="Standard" style:list-style-name="L1">
      <style:paragraph-properties fo:margin-top="0in" fo:margin-bottom="0.139in" loext:contextual-spacing="false" fo:line-height="115%" fo:text-align="justify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DejaVu Serif Condensed" fo:font-size="10.5pt" fo:font-weight="bold" officeooo:paragraph-rsid="00135716" style:font-size-asian="10.5pt" style:font-weight-asian="bold" style:font-size-complex="10.5pt" style:font-weight-complex="bold" fo:hyphenate="false" fo:hyphenation-remain-char-count="2" fo:hyphenation-push-char-count="2"/>
    </style:style>
    <style:style style:name="P70" style:family="paragraph" style:parent-style-name="Standard" style:list-style-name="L1">
      <style:paragraph-properties fo:margin-top="0in" fo:margin-bottom="0.139in" loext:contextual-spacing="false" fo:line-height="115%" fo:text-align="justify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DejaVu Serif Condensed" fo:font-size="10.5pt" fo:font-weight="bold" officeooo:rsid="00135161" officeooo:paragraph-rsid="00135161" style:font-size-asian="10.5pt" style:font-weight-asian="bold" style:font-size-complex="10.5pt" style:font-weight-complex="bold" fo:hyphenate="false" fo:hyphenation-remain-char-count="2" fo:hyphenation-push-char-count="2"/>
    </style:style>
    <style:style style:name="P71" style:family="paragraph" style:parent-style-name="Standard" style:list-style-name="L1">
      <style:paragraph-properties fo:margin-top="0in" fo:margin-bottom="0.139in" loext:contextual-spacing="false" fo:line-height="115%" fo:text-align="justify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DejaVu Serif Condensed" fo:font-size="10.5pt" fo:font-weight="bold" officeooo:rsid="00135161" officeooo:paragraph-rsid="00176bb5" style:font-size-asian="10.5pt" style:font-weight-asian="bold" style:font-size-complex="10.5pt" style:font-weight-complex="bold" fo:hyphenate="false" fo:hyphenation-remain-char-count="2" fo:hyphenation-push-char-count="2"/>
    </style:style>
    <style:style style:name="P72" style:family="paragraph" style:parent-style-name="Standard" style:list-style-name="L1">
      <style:paragraph-properties fo:margin-top="0in" fo:margin-bottom="0.139in" loext:contextual-spacing="false" fo:line-height="115%" fo:text-align="justify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DejaVu Serif Condensed" fo:font-size="10.5pt" fo:font-weight="bold" officeooo:rsid="00150233" officeooo:paragraph-rsid="00150233" style:font-size-asian="10.5pt" style:font-weight-asian="bold" style:font-size-complex="10.5pt" style:font-weight-complex="bold" fo:hyphenate="false" fo:hyphenation-remain-char-count="2" fo:hyphenation-push-char-count="2"/>
    </style:style>
    <style:style style:name="P73" style:family="paragraph" style:parent-style-name="Standard" style:list-style-name="L1">
      <style:paragraph-properties fo:margin-top="0in" fo:margin-bottom="0.139in" loext:contextual-spacing="false" fo:line-height="115%" fo:text-align="justify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DejaVu Serif Condensed" fo:font-size="10.5pt" fo:font-weight="bold" officeooo:rsid="001578ba" officeooo:paragraph-rsid="001578ba" style:font-size-asian="10.5pt" style:font-weight-asian="bold" style:font-size-complex="10.5pt" style:font-weight-complex="bold" fo:hyphenate="false" fo:hyphenation-remain-char-count="2" fo:hyphenation-push-char-count="2"/>
    </style:style>
    <style:style style:name="P74" style:family="paragraph" style:parent-style-name="Standard" style:list-style-name="L1">
      <style:paragraph-properties fo:margin-top="0in" fo:margin-bottom="0.139in" loext:contextual-spacing="false" fo:line-height="115%" fo:text-align="justify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DejaVu Serif Condensed" fo:font-size="10.5pt" fo:font-weight="bold" officeooo:rsid="00135716" officeooo:paragraph-rsid="00135716" style:font-size-asian="10.5pt" style:font-weight-asian="bold" style:font-name-complex="Open Sans1" style:font-size-complex="10.5pt" style:font-weight-complex="bold" fo:hyphenate="false" fo:hyphenation-remain-char-count="2" fo:hyphenation-push-char-count="2"/>
    </style:style>
    <style:style style:name="P75" style:family="paragraph" style:parent-style-name="Standard" style:master-page-name="">
      <style:paragraph-properties fo:margin-top="0in" fo:margin-bottom="0.139in" loext:contextual-spacing="false" fo:line-height="115%" fo:text-align="justify" style:justify-single-word="false" fo:orphans="2" fo:widows="2" fo:hyphenation-ladder-count="no-limit" style:page-number="auto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style:font-name="DejaVu Serif Condensed" fo:font-size="10.5pt" fo:font-weight="bold" officeooo:paragraph-rsid="000f1d3a" style:font-size-asian="10.5pt" style:font-weight-asian="bold" style:font-size-complex="10.5pt" style:font-weight-complex="bold" fo:hyphenate="false" fo:hyphenation-remain-char-count="2" fo:hyphenation-push-char-count="2"/>
    </style:style>
    <style:style style:name="T1" style:family="text">
      <style:text-properties fo:font-style="italic" style:font-style-asian="italic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style:font-name="Open Sans" style:font-name-complex="Open Sans1"/>
    </style:style>
    <style:style style:name="T4" style:family="text">
      <style:text-properties fo:color="#64003c" style:font-name="Open Sans" fo:font-size="12pt" style:font-size-asian="12pt" style:font-name-complex="Open Sans1"/>
    </style:style>
    <style:style style:name="T5" style:family="text">
      <style:text-properties fo:color="#64003c" style:font-name="Open Sans" fo:font-size="12pt" style:text-underline-style="solid" style:text-underline-width="auto" style:text-underline-color="font-color" style:font-size-asian="12pt" style:font-name-complex="Open Sans1"/>
    </style:style>
    <style:style style:name="T6" style:family="text">
      <style:text-properties fo:color="#64003c" style:font-name="Open Sans" fo:font-size="11pt" fo:font-weight="bold" style:font-name-asian="Calibri1" style:font-size-asian="11pt" style:font-weight-asian="bold" style:font-name-complex="Open Sans1"/>
    </style:style>
    <style:style style:name="T7" style:family="text">
      <style:text-properties fo:color="#64003c" style:font-name="Open Sans" fo:font-style="italic" style:font-style-asian="italic" style:font-name-complex="Open Sans1"/>
    </style:style>
    <style:style style:name="T8" style:family="text">
      <style:text-properties fo:color="#64003c" style:text-position="super 58%" style:font-name="Open Sans" fo:font-size="12pt" style:font-size-asian="12pt" style:font-name-complex="Open Sans1"/>
    </style:style>
    <style:style style:name="T9" style:family="text">
      <style:text-properties fo:color="#64003c" style:text-position="super 58%" style:font-name="Open Sans" fo:font-style="italic" style:font-style-asian="italic" style:font-name-complex="Open Sans1"/>
    </style:style>
    <style:style style:name="T10" style:family="text">
      <style:text-properties style:font-name="Open Sans" fo:font-size="12pt" fo:font-weight="bold" style:font-size-asian="12pt" style:font-weight-asian="bold" style:font-name-complex="Open Sans1"/>
    </style:style>
    <style:style style:name="T11" style:family="text">
      <style:text-properties style:font-name="Open Sans" fo:font-size="12pt" fo:font-weight="bold" officeooo:rsid="000d8b7f" style:font-size-asian="12pt" style:font-weight-asian="bold" style:font-name-complex="Open Sans1"/>
    </style:style>
    <style:style style:name="T12" style:family="text">
      <style:text-properties style:font-name="Open Sans" fo:font-style="italic" style:text-underline-style="solid" style:text-underline-width="auto" style:text-underline-color="font-color" fo:font-weight="bold" style:font-style-asian="italic" style:font-weight-asian="bold" style:font-name-complex="Open Sans1" style:font-size-complex="9pt"/>
    </style:style>
    <style:style style:name="T13" style:family="text">
      <style:text-properties style:font-name="Open Sans" fo:font-style="italic" style:font-style-asian="italic" style:font-name-complex="Open Sans1" style:font-size-complex="9pt"/>
    </style:style>
    <style:style style:name="T14" style:family="text">
      <style:text-properties style:font-name="Open Sans" fo:font-style="italic" fo:font-weight="bold" style:font-style-asian="italic" style:font-weight-asian="bold" style:font-name-complex="Open Sans1" style:font-size-complex="9pt"/>
    </style:style>
    <style:style style:name="T15" style:family="text">
      <style:text-properties style:font-name="Open Sans" fo:font-weight="bold" style:font-weight-asian="bold" style:font-name-complex="Open Sans1"/>
    </style:style>
    <style:style style:name="T16" style:family="text">
      <style:text-properties style:font-name="Open Sans" fo:font-weight="bold" style:font-weight-asian="bold" style:font-name-complex="Open Sans1" style:font-size-complex="10pt"/>
    </style:style>
    <style:style style:name="T17" style:family="text">
      <style:text-properties style:font-name="Open Sans" fo:font-weight="bold" style:font-weight-asian="bold" style:font-name-complex="Open Sans1" style:font-weight-complex="bold"/>
    </style:style>
    <style:style style:name="T18" style:family="text">
      <style:text-properties style:font-name="Open Sans" fo:font-weight="bold" officeooo:rsid="0005a0c1" style:font-weight-asian="bold" style:font-name-complex="Open Sans1" style:font-weight-complex="bold"/>
    </style:style>
    <style:style style:name="T19" style:family="text">
      <style:text-properties style:font-name="Open Sans" fo:font-weight="bold" officeooo:rsid="0005a0c1" style:font-weight-asian="bold" style:font-name-complex="Open Sans1"/>
    </style:style>
    <style:style style:name="T20" style:family="text">
      <style:text-properties style:font-name="Open Sans" fo:font-weight="bold" style:font-name-asian="Calibri1" style:language-asian="en" style:country-asian="US" style:font-weight-asian="bold" style:font-name-complex="Open Sans1" style:font-size-complex="11pt" style:font-weight-complex="bold"/>
    </style:style>
    <style:style style:name="T21" style:family="text">
      <style:text-properties style:font-name="Open Sans" style:font-name-complex="Open Sans1"/>
    </style:style>
    <style:style style:name="T22" style:family="text">
      <style:text-properties style:font-name="Open Sans" style:font-name-complex="Open Sans1" style:font-size-complex="10pt"/>
    </style:style>
    <style:style style:name="T23" style:family="text">
      <style:text-properties style:font-name="Open Sans" fo:font-size="10pt" fo:font-weight="bold" style:font-size-asian="10pt" style:font-weight-asian="bold" style:font-name-complex="Open Sans1"/>
    </style:style>
    <style:style style:name="T24" style:family="text">
      <style:text-properties style:font-name="Open Sans" fo:font-size="10pt" fo:font-weight="bold" style:font-size-asian="10pt" style:font-weight-asian="bold" style:font-name-complex="Open Sans1" style:font-size-complex="10pt"/>
    </style:style>
    <style:style style:name="T25" style:family="text">
      <style:text-properties style:font-name="Open Sans" fo:font-size="10pt" fo:font-weight="bold" style:font-size-asian="10pt" style:font-weight-asian="bold" style:font-name-complex="Open Sans1" style:font-size-complex="10pt" style:font-weight-complex="bold"/>
    </style:style>
    <style:style style:name="T26" style:family="text">
      <style:text-properties style:font-name="Open Sans" fo:font-size="10pt" fo:font-weight="bold" officeooo:rsid="000ceccc" style:font-size-asian="10pt" style:font-weight-asian="bold" style:font-name-complex="Open Sans1" style:font-size-complex="10pt" style:font-weight-complex="bold"/>
    </style:style>
    <style:style style:name="T27" style:family="text">
      <style:text-properties style:font-name="Open Sans" fo:font-size="10pt" fo:font-weight="bold" style:font-size-asian="10pt" style:font-weight-asian="bold" style:font-name-complex="Open Sans1" style:font-weight-complex="bold"/>
    </style:style>
    <style:style style:name="T28" style:family="text">
      <style:text-properties style:font-name="Open Sans" fo:font-size="10pt" style:font-size-asian="10pt" style:font-name-complex="Open Sans1"/>
    </style:style>
    <style:style style:name="T29" style:family="text">
      <style:text-properties style:font-name="Open Sans" fo:font-size="10pt" style:font-size-asian="10pt" style:font-name-complex="Open Sans1" style:font-size-complex="10pt"/>
    </style:style>
    <style:style style:name="T30" style:family="text">
      <style:text-properties style:font-name="Open Sans" fo:font-size="9pt" fo:font-style="italic" style:font-size-asian="9pt" style:font-style-asian="italic" style:font-name-complex="Open Sans1"/>
    </style:style>
    <style:style style:name="T31" style:family="text">
      <style:text-properties style:font-name="Open Sans" style:font-name-asian="Calibri1" style:language-asian="en" style:country-asian="US" style:font-name-complex="Open Sans1" style:font-size-complex="11pt"/>
    </style:style>
    <style:style style:name="T32" style:family="text">
      <style:text-properties style:font-name="Open Sans" style:font-name-asian="Calibri1" style:font-name-complex="Open Sans1"/>
    </style:style>
    <style:style style:name="T33" style:family="text">
      <style:text-properties style:font-name="Open Sans" style:text-underline-style="solid" style:text-underline-width="auto" style:text-underline-color="font-color" fo:font-weight="bold" style:font-weight-asian="bold" style:font-name-complex="Open Sans1" style:font-size-complex="10pt"/>
    </style:style>
    <style:style style:name="T34" style:family="text">
      <style:text-properties fo:color="#000000" style:font-name="Open Sans" fo:font-size="10pt" fo:font-weight="bold" style:font-size-asian="10pt" style:font-weight-asian="bold" style:font-name-complex="Open Sans1" style:font-size-complex="10pt"/>
    </style:style>
    <style:style style:name="T35" style:family="text">
      <style:text-properties fo:color="#000000" style:font-name="Open Sans" fo:font-size="10pt" fo:font-weight="bold" officeooo:rsid="00068a8a" style:font-size-asian="10pt" style:font-weight-asian="bold" style:font-name-complex="Open Sans1" style:font-size-complex="10pt"/>
    </style:style>
    <style:style style:name="T36" style:family="text">
      <style:text-properties fo:color="#000000" style:font-name="Open Sans" fo:font-size="10pt" fo:font-weight="bold" officeooo:rsid="000737f4" style:font-size-asian="10pt" style:font-weight-asian="bold" style:font-name-complex="Open Sans1" style:font-size-complex="10pt"/>
    </style:style>
    <style:style style:name="T37" style:family="text">
      <style:text-properties fo:color="#000000" style:font-name="Open Sans" fo:font-size="10pt" fo:font-weight="bold" officeooo:rsid="0008f206" style:font-size-asian="10pt" style:font-weight-asian="bold" style:font-name-complex="Open Sans1" style:font-size-complex="10pt"/>
    </style:style>
    <style:style style:name="T38" style:family="text">
      <style:text-properties fo:color="#000000" style:font-name="Open Sans" fo:font-size="10pt" fo:font-weight="bold" officeooo:rsid="000a374f" style:font-size-asian="10pt" style:font-weight-asian="bold" style:font-name-complex="Open Sans1" style:font-size-complex="10pt"/>
    </style:style>
    <style:style style:name="T39" style:family="text">
      <style:text-properties fo:color="#000000" style:font-name="Open Sans" fo:font-size="10pt" fo:font-weight="bold" officeooo:rsid="000b6f56" style:font-size-asian="10pt" style:font-weight-asian="bold" style:font-name-complex="Open Sans1" style:font-size-complex="10pt"/>
    </style:style>
    <style:style style:name="T40" style:family="text">
      <style:text-properties fo:color="#000000" style:font-name="Open Sans" fo:font-size="10pt" fo:font-weight="bold" officeooo:rsid="000ce4b8" style:font-size-asian="10pt" style:font-weight-asian="bold" style:font-name-complex="Open Sans1" style:font-size-complex="10pt"/>
    </style:style>
    <style:style style:name="T41" style:family="text">
      <style:text-properties fo:color="#000000" style:font-name="Open Sans" fo:font-size="10pt" fo:font-weight="bold" officeooo:rsid="000e907a" style:font-size-asian="10pt" style:font-weight-asian="bold" style:font-name-complex="Open Sans1" style:font-size-complex="10pt"/>
    </style:style>
    <style:style style:name="T42" style:family="text">
      <style:text-properties fo:color="#000000" style:font-name="Open Sans" fo:font-size="10pt" fo:font-weight="bold" officeooo:rsid="000eebe4" style:font-size-asian="10pt" style:font-weight-asian="bold" style:font-name-complex="Open Sans1" style:font-size-complex="10pt"/>
    </style:style>
    <style:style style:name="T43" style:family="text">
      <style:text-properties fo:color="#000000" style:font-name="Open Sans" fo:font-size="10pt" fo:font-weight="bold" officeooo:rsid="001278a3" style:font-size-asian="10pt" style:font-weight-asian="bold" style:font-name-complex="Open Sans1" style:font-size-complex="10pt"/>
    </style:style>
    <style:style style:name="T44" style:family="text">
      <style:text-properties fo:color="#000000" style:font-name="Open Sans" fo:font-size="10pt" fo:font-weight="bold" officeooo:rsid="00176bb5" style:font-size-asian="10pt" style:font-weight-asian="bold" style:font-name-complex="Open Sans1" style:font-size-complex="10pt"/>
    </style:style>
    <style:style style:name="T45" style:family="text">
      <style:text-properties style:font-name-complex="Open Sans1"/>
    </style:style>
    <style:style style:name="T46" style:family="text">
      <style:text-properties officeooo:rsid="000eebe4" style:font-name-complex="Open Sans1"/>
    </style:style>
    <style:style style:name="T47" style:family="text">
      <style:text-properties officeooo:rsid="000f1d3a" style:font-name-complex="Open Sans1"/>
    </style:style>
    <style:style style:name="T48" style:family="text">
      <style:text-properties officeooo:rsid="00135161" style:font-name-complex="Open Sans1"/>
    </style:style>
    <style:style style:name="T49" style:family="text">
      <style:text-properties officeooo:rsid="000f303d" style:font-name-complex="Open Sans1"/>
    </style:style>
    <style:style style:name="T50" style:family="text">
      <style:text-properties officeooo:rsid="00135716" style:font-name-complex="Open Sans1"/>
    </style:style>
    <style:style style:name="T51" style:family="text">
      <style:text-properties officeooo:rsid="0015bb21" style:font-name-complex="Open Sans1"/>
    </style:style>
    <style:style style:name="T52" style:family="text">
      <style:text-properties officeooo:rsid="00176bb5" style:font-name-complex="Open Sans1"/>
    </style:style>
    <style:style style:name="T53" style:family="text">
      <style:text-properties style:font-name="DejaVu Serif Condensed1" officeooo:rsid="00160b4e" style:font-name-asian="Times New Roman1" style:font-name-complex="Open Sans1"/>
    </style:style>
    <style:style style:name="T54" style:family="text">
      <style:text-properties officeooo:rsid="00176bb5"/>
    </style:style>
    <style:style style:name="T55" style:family="text">
      <style:text-properties officeooo:rsid="0017b073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bookmark text:name="_GoBack"/>Demande de dérogation portant sur la durée de la thèse</text:p>
      <text:p text:style-name="P13"><text:span text:style-name="T10">Année universitaire 201</text:span><text:span text:style-name="T11">6</text:span><text:span text:style-name="T10"> / 201</text:span><text:span text:style-name="T11">7</text:span></text:p>
      <text:p text:style-name="P13"><text:span text:style-name="T4">Inscription au-delà de la 3</text:span><text:span text:style-name="T8">ème</text:span><text:span text:style-name="T4"> année de doctorat</text:span></text:p>
      <text:p text:style-name="P13"><text:span text:style-name="T4">Soutenance du doctorat prévue </text:span><text:span text:style-name="T5">après</text:span><text:span text:style-name="T4"> le 31 décembre de l’année universitaire.</text:span></text:p>
      <text:p text:style-name="P45"/>
      <text:p text:style-name="P46"><text:span text:style-name="T12">Arrêté du 7 août 2006 relatif à la formation doctorale</text:span><text:span text:style-name="T13"> : </text:span><text:a xlink:type="simple" xlink:href="http://www.legifrance.gouv.fr/affichTexte.do?cidTexte=JORFTEXT000000267752&amp;dateTexte=&amp;categorieLien=id" text:style-name="Internet_20_link" text:visited-style-name="Visited_20_Internet_20_Link"><text:span text:style-name="Internet_20_link"><text:span text:style-name="T13">art. 15</text:span></text:span></text:a><text:span text:style-name="T13"> « La préparation du doctorat s’effectue, en règle générale, </text:span><text:span text:style-name="T14">en 3 ans</text:span><text:span text:style-name="T13">. Des dérogations peuvent être accordées, par le chef d’établissement, sur proposition du directeur de l’école doctorale et après avis du directeur de thèse et du conseil de l’école doctorale, </text:span><text:span text:style-name="T14">sur demande motivée du candidat</text:span><text:span text:style-name="T13"> (…) »</text:span></text:p>
      <text:p text:style-name="P26"/>
      <text:p text:style-name="P28">Demande de dérogation déposée par :</text:p>
      <text:p text:style-name="P37">Civilité : <text:s text:c="2"/>Monsieur <text:s text:c="7"/>Nom : Mignon <text:s text:c="31"/>Nom d’usage : <text:s text:c="29"/>Prénom : <text:s text:c="2"/>David <text:s text:c="21"/></text:p>
      <text:p text:style-name="P31"><text:span text:style-name="T21">Né(e) le : </text:span><text:span text:style-name="T18">30/03/1972</text:span><text:span text:style-name="T21"> à : </text:span><text:span text:style-name="T17">Brest</text:span><text:span text:style-name="T21"><text:tab/>Pays : </text:span><text:span text:style-name="T17">France</text:span><text:span text:style-name="T21"><text:tab/></text:span></text:p>
      <text:p text:style-name="P14"/>
      <text:p text:style-name="P28">En vue d’étendre la durée de la thèse suivante :</text:p>
      <text:p text:style-name="P38">Titre de la Thèse : <text:s text:c="6"/></text:p>
      <text:p text:style-name="P36"><text:span text:style-name="T19">Computational protein design (CPD): un outil pour l'ingénierie des protéines et la biologie synthétique.</text:span><text:span text:style-name="T15"> <text:s text:c="110"/></text:span></text:p>
      <text:p text:style-name="P59">Etablissement opérateur d’inscription : <text:s text:c="67"/></text:p>
      <text:p text:style-name="P58"><text:span text:style-name="T24">Thèse en cotutelle internationale :</text:span><text:span text:style-name="T23"> </text:span><text:bookmark text:name="__Fieldmark__42_1392699435"/><text:bookmark text:name="__Fieldmark__54_1807227735"/><field:fieldmark text:name="__Fieldmark__124_1471263700" field:type="vnd.oasis.opendocument.field.FORMCHECKBOX"/>oui / <text:bookmark text:name="__Fieldmark__50_1392699435"/><text:bookmark text:name="__Fieldmark__57_1807227735"/><field:fieldmark text:name="__Fieldmark__130_1471263700" field:type="vnd.oasis.opendocument.field.FORMCHECKBOX"><field:param field:name="Checkbox_Checked" field:value="true"/></field:fieldmark>non<text:span text:style-name="T30">.</text:span></text:p>
      <text:p text:style-name="P15"/>
      <text:p text:style-name="P33"><text:span text:style-name="T15">DIRECTEUR DE THESE</text:span><text:span text:style-name="T21"> <text:s/>: <text:s text:c="19"/>Nom : <text:s text:c="2"/></text:span><text:span text:style-name="T17">Simonson </text:span><text:span text:style-name="T21"><text:s text:c="11"/>Prénom </text:span><text:span text:style-name="T31">:</text:span><text:span text:style-name="T21"> </text:span><text:span text:style-name="T20">Thomas</text:span></text:p>
      <text:p text:style-name="P54"><text:span text:style-name="T28">Etablissement : <text:s text:c="3"/></text:span><text:span text:style-name="T27">Ecole Polytechnique </text:span><text:span text:style-name="T28"><text:s text:c="37"/>Adresse : <text:s/></text:span><text:span text:style-name="T27">Route de Saclay</text:span></text:p>
      <text:p text:style-name="P14"/>
      <text:p text:style-name="Standard"><text:span text:style-name="T15">Unité de recherche </text:span><text:span text:style-name="T21">: </text:span><text:span text:style-name="T17">Laboratoire de Biochimie </text:span><text:span text:style-name="T18">UMR7654</text:span></text:p>
      <text:p text:style-name="P55"><text:span text:style-name="T28">Adresse : </text:span><text:span text:style-name="T27">Ecole Polytechnique, route de Saclay, Palaiseau</text:span><text:span text:style-name="T28"><text:tab/></text:span></text:p>
      <text:p text:style-name="P34"><text:span text:style-name="T21">DIRECTEUR : Nom :</text:span><text:span text:style-name="T17">Mechulam</text:span><text:span text:style-name="T21"><text:tab/> Prénom : </text:span><text:span text:style-name="T17">Yves</text:span><text:span text:style-name="T21"><text:tab/></text:span></text:p>
      <text:p text:style-name="P19"/>
      <text:p text:style-name="P28">Motifs de cette demande de dérogation (10 lignes maximum) :</text:p>
      <text:p text:style-name="P32"><text:span text:style-name="T34"><text:s text:c="3"/>Je demande une dérogation parce que nous avons </text:span><text:span text:style-name="T35">choisi, mon directeur et moi, de consacrer la majeure partie de l'année écoulée</text:span><text:span text:style-name="T34"> à <text:s/>une étude sur </text:span><text:span text:style-name="T36">un ensemble</text:span><text:span text:style-name="T34"> de domaine</text:span><text:span text:style-name="T36">s</text:span><text:span text:style-name="T34"> PDZ. Ce </text:span><text:span text:style-name="T36">travail </text:span><text:span text:style-name="T34">constitue une mise en </text:span><text:span text:style-name="T36">œuvre</text:span><text:span text:style-name="T34"> d</text:span><text:span text:style-name="T36">es résultats obtenus</text:span><text:span text:style-name="T34"> </text:span><text:span text:style-name="T37">auparavant</text:span><text:span text:style-name="T34">. </text:span><text:span text:style-name="T36">En effet, l</text:span><text:span text:style-name="T42">e début</text:span><text:span text:style-name="T36"> </text:span><text:span text:style-name="T37">de la thèse portait sur le d</text:span><text:span text:style-name="T39">é</text:span><text:span text:style-name="T37">veloppement et l'</text:span><text:span text:style-name="T39">é</text:span><text:span text:style-name="T37">valuation de logiciels </text:span><text:span text:style-name="T44">de «  Protein design » </text:span><text:span text:style-name="T37">(publié début 2016). Cette application </text:span><text:span text:style-name="T34">montre l'</text:span><text:span text:style-name="T37">intér</text:span><text:span text:style-name="T39">ê</text:span><text:span text:style-name="T37">t de notre approche ;</text:span><text:span text:style-name="T34"> le tout </text:span><text:span text:style-name="T37">forme maintenant un ensemble</text:span><text:span text:style-name="T34"> coh</text:span><text:span text:style-name="T39">é</text:span><text:span text:style-name="T34">ren</text:span><text:span text:style-name="T37">t</text:span><text:span text:style-name="T34">. </text:span><text:span text:style-name="T37">Elle</text:span><text:span text:style-name="T34"> fait l</text:span><text:span text:style-name="T37">'</text:span><text:span text:style-name="T34">objet, </text:span><text:span text:style-name="T37">en </text:span><text:span text:style-name="T34">collab</text:span><text:span text:style-name="T43">o</text:span><text:span text:style-name="T34">ration avec Nicolas Panel, d'un autre article qu</text:span><text:span text:style-name="T39">i v</text:span><text:span text:style-name="T41">a être</text:span><text:span text:style-name="T39"> </text:span><text:span text:style-name="T34">propos</text:span><text:span text:style-name="T39">é</text:span><text:span text:style-name="T34"> </text:span><text:span text:style-name="T41">dans les jours qui viennent </text:span><text:span text:style-name="T34">à un éditeur.</text:span><text:span text:style-name="T38">Il ne me reste que la rédaction et la soutenance. </text:span></text:p>
      <text:p text:style-name="P31"><text:span text:style-name="T34"><text:s text:c="3"/>Je rappelle également que cette thèse </text:span><text:span text:style-name="T38">est effectué</text:span><text:span text:style-name="T40">e</text:span><text:span text:style-name="T38"> à</text:span><text:span text:style-name="T34"> temps partiel de 80 % </text:span><text:span text:style-name="T38">dans le cadre d'un CDI</text:span><text:span text:style-name="T34">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28">Conditions de déroulement de la thèse pendant la durée de la dérogation:</text:p>
      <text:p text:style-name="P60"><text:span text:style-name="T23">Date ou période prévisionnelle de soutenance de la thèse : <text:s/></text:span><text:span text:style-name="T29">…</text:span><text:span text:style-name="T26">avril 2017</text:span><text:span text:style-name="T29">……….</text:span></text:p>
      <text:p text:style-name="P61"/>
      <text:p text:style-name="P63">FINANCEMENT prévu pour la durée de la dérogation : préciser s’il s’agit d’un financement dédié à la thèse, d’une activité salariée en rapport ou non avec le sujet de thèse, ou d’un financement autre en en précisant la nature.</text:p>
      <text:p text:style-name="P62"/>
      <text:p text:style-name="P60"><text:span text:style-name="T29">Type de financement : <text:s text:c="2"/></text:span><text:span text:style-name="T25">CDI</text:span><text:span text:style-name="T29"> <text:s text:c="20"/>Précisions sur le financement : </text:span><text:span text:style-name="T26">Ingénieur de recherche</text:span></text:p>
      <text:p text:style-name="P56"/>
      <text:p text:style-name="P57"><text:span text:style-name="T23">Contrat de travail : </text:span><text:bookmark-start text:name="CaseACocher1"/><text:bookmark text:name="__Fieldmark__83_1392699435"/><text:bookmark text:name="__Fieldmark__106_1807227735"/><field:fieldmark text:name="__Fieldmark__384_1471263700" field:type="vnd.oasis.opendocument.field.FORMCHECKBOX"><field:param field:name="Checkbox_Checked" field:value="true"/></field:fieldmark><text:bookmark-end text:name="CaseACocher1"/>oui / <text:bookmark-start text:name="CaseACocher2"/><text:bookmark text:name="__Fieldmark__93_1392699435"/><text:bookmark text:name="__Fieldmark__111_1807227735"/><field:fieldmark text:name="__Fieldmark__393_1471263700" field:type="vnd.oasis.opendocument.field.FORMCHECKBOX"/><text:bookmark-end text:name="CaseACocher2"/>non <text:span text:style-name="T28"><text:s text:c="3"/></text:span></text:p>
      <text:p text:style-name="P57"><text:span text:style-name="T28">EMPLOYEUR  :</text:span><text:span text:style-name="T23">  Ecole Polytechnique </text:span><text:span text:style-name="T28"><text:s/></text:span></text:p>
      <text:p text:style-name="P41">Autre situation : </text:p>
      <text:p text:style-name="P20"/>
      <text:p text:style-name="P20"/>
      <text:p text:style-name="P35"><text:span text:style-name="T16">Observations</text:span><text:span text:style-name="T22"> éventuelles que vous souhaiteriez formuler : </text:span></text:p>
      <text:p text:style-name="P20"/>
      <text:p text:style-name="P20"/>
      <text:p text:style-name="P20"/>
      <text:p text:style-name="P39">RECAPITULATIF des Financements par année jusqu’à présent : (préciser les activités complémentaires éventuelles : enseignement, mission doctorant-conseil, vacations …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<text:span text:style-name="T21">1</text:span><text:span text:style-name="T3">ère</text:span><text:span text:style-name="T21"> Année</text:span></text:p>
          </table:table-cell>
          <table:table-cell table:style-name="Table1.A1" office:value-type="string">
            <text:p text:style-name="P49">CDI - IE</text:p>
          </table:table-cell>
        </table:table-row>
        <table:table-row table:style-name="Table1.1">
          <table:table-cell table:style-name="Table1.A1" office:value-type="string">
            <text:p text:style-name="P48"><text:span text:style-name="T21">2</text:span><text:span text:style-name="T3">ème</text:span><text:span text:style-name="T21"> Année</text:span></text:p>
          </table:table-cell>
          <table:table-cell table:style-name="Table1.A1" office:value-type="string">
            <text:p text:style-name="P49">CDI - IE</text:p>
          </table:table-cell>
        </table:table-row>
        <table:table-row table:style-name="Table1.1">
          <table:table-cell table:style-name="Table1.A1" office:value-type="string">
            <text:p text:style-name="P48"><text:span text:style-name="T21">3</text:span><text:span text:style-name="T3">ème</text:span><text:span text:style-name="T21"> Année</text:span></text:p>
          </table:table-cell>
          <table:table-cell table:style-name="Table1.A1" office:value-type="string">
            <text:p text:style-name="P49">CDI - IE</text:p>
          </table:table-cell>
        </table:table-row>
        <table:table-row table:style-name="Table1.1">
          <table:table-cell table:style-name="Table1.A1" office:value-type="string">
            <text:p text:style-name="P48"><text:span text:style-name="T7">4</text:span><text:span text:style-name="T9">ème</text:span><text:span text:style-name="T7"> Année*</text:span></text:p>
          </table:table-cell>
          <table:table-cell table:style-name="Table1.A1" office:value-type="string">
            <text:p text:style-name="P50">CDI – IE puis IR (avril 2016)</text:p>
          </table:table-cell>
        </table:table-row>
        <table:table-row table:style-name="Table1.1">
          <table:table-cell table:style-name="Table1.A1" office:value-type="string">
            <text:p text:style-name="P48"><text:span text:style-name="T7">5</text:span><text:span text:style-name="T9">ème</text:span><text:span text:style-name="T7"> Année*</text:span></text:p>
          </table:table-cell>
          <table:table-cell table:style-name="Table1.A1" office:value-type="string">
            <text:p text:style-name="P50">CDI - IR</text:p>
          </table:table-cell>
        </table:table-row>
      </table:table>
      <text:p text:style-name="P42">* inscription soumise à dérogatio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<text:soft-page-break/>Etat d’avancement et programme de travail jusqu’à la soutenance et échéancier :</text:p>
      <text:p text:style-name="P25"/>
      <text:list xml:id="list6411647012381008360" text:style-name="WWNum1">
        <text:list-item>
          <text:p text:style-name="P66"><text:span text:style-name="T16">Etapes significatives du travail de recherche au cours </text:span><text:span text:style-name="T33">de l’année écoulée et seulement au cours de cette dernière année (1 page maximum)</text:span><text:span text:style-name="T16">  </text:span><text:span text:style-name="T22">(Vous pouvez utiliser un style télégraphique, ou établir une liste. Ex : rédaction de chapitres sur…, revue de littérature sur…, recueil de données, traitement de données, analyse des données). </text:span></text:p>
        </text:list-item>
      </text:list>
      <text:p text:style-name="P75"/>
      <text:list xml:id="list9103512431662705422" text:style-name="L1">
        <text:list-item>
          <text:p text:style-name="P71"><text:span text:style-name="T52">Préparation</text:span><text:span text:style-name="T47"> de </text:span><text:span text:style-name="T52">l'article sur l'exploration stochastique des séqeunces/conformations d'une protéine.</text:span></text:p>
        </text:list-item>
        <text:list-item>
          <text:p text:style-name="P70"><text:span text:style-name="T47">M</text:span><text:span text:style-name="T45">odifications de notre logiciel: production de trajectoires Monte-Carlo par temp</text:span><text:span text:style-name="T51">é</text:span><text:span text:style-name="T45">rature, changement du critère d’Hasting.</text:span></text:p>
        </text:list-item>
        <text:list-item>
          <text:p text:style-name="P70"><text:span text:style-name="T49">O</text:span><text:span text:style-name="T45">ptimisation des énergies de références de notre modèle sur un ensemble de domaines PDZ.</text:span></text:p>
        </text:list-item>
        <text:list-item>
          <text:p text:style-name="P74">Amélioration de nos techniques de convergence vers l’optimum par une méthode à gradient. </text:p>
        </text:list-item>
        <text:list-item>
          <text:p text:style-name="P69"><text:span text:style-name="T53">É</text:span><text:span text:style-name="T50">valuation des énergies obtenues et comparaisons avec Rosetta.</text:span></text:p>
        </text:list-item>
        <text:list-item>
          <text:p text:style-name="P72">Collaboration avec M. David Allouc<text:span text:style-name="T54">h</text:span>e (MIA Toulouse) <text:s/>sur <text:s/>l’apport des algorithmes « Cost Function Network ».</text:p>
        </text:list-item>
        <text:list-item>
          <text:p text:style-name="P73"><text:span text:style-name="T49">P</text:span><text:span text:style-name="T45">réparation de l’article sur le CPD appliqué à l’ensemble de domaines PDZ.</text:span></text:p>
        </text:list-item>
      </text:list>
      <text:p text:style-name="P67"><text:s text:c="7"/></text:p>
      <text:p text:style-name="P51"/>
      <text:list xml:id="list101428326496940" text:continue-list="list6411647012381008360" text:style-name="WWNum1">
        <text:list-item>
          <text:p text:style-name="P68">Difficultés éventuelles rencontrées (précisez leur nature) : (en quelques lignes si besoin)</text:p>
        </text:list-item>
      </text:list>
      <text:p text:style-name="P53"/>
      <text:list xml:id="list101428114982798" text:continue-numbering="true" text:style-name="WWNum1">
        <text:list-item>
          <text:p text:style-name="P68">Moyens mis en œuvre pour les surmonter: (expliquez en quelques lignes le cas échéant) 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list xml:id="list101428385789891" text:continue-numbering="true" text:style-name="WWNum1">
        <text:list-item>
          <text:p text:style-name="P68"><text:soft-page-break/>Calendrier prévisionnel pour l’année à venir avec des objectifs pour chacun des quatre trimestres) 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TRIMESTRES de l’année à venir</text:p>
            <text:p text:style-name="P27"/>
          </table:table-cell>
          <table:table-cell table:style-name="Table2.A1" office:value-type="string">
            <text:p text:style-name="P6">Objectifs &amp; Taches prévues</text:p>
          </table:table-cell>
        </table:table-row>
        <table:table-row table:style-name="Table2.2">
          <table:table-cell table:style-name="Table2.A1" office:value-type="string">
            <text:p text:style-name="P8">De septembre à novembre</text:p>
            <text:p text:style-name="P17"/>
          </table:table-cell>
          <table:table-cell table:style-name="Table2.A1" office:value-type="string">
            <text:p text:style-name="P10"><text:span text:style-name="T55">p</text:span>ublication de l 'article du CPD sur le domaine PDZ </text:p>
          </table:table-cell>
        </table:table-row>
        <table:table-row table:style-name="Table2.2">
          <table:table-cell table:style-name="Table2.A1" office:value-type="string">
            <text:p text:style-name="P8">De décembre à février</text:p>
            <text:p text:style-name="P17"/>
          </table:table-cell>
          <table:table-cell table:style-name="Table2.A1" office:value-type="string">
            <text:p text:style-name="P10"><text:span text:style-name="T55">r</text:span>édaction de la thèse</text:p>
          </table:table-cell>
        </table:table-row>
        <table:table-row table:style-name="Table2.2">
          <table:table-cell table:style-name="Table2.A1" office:value-type="string">
            <text:p text:style-name="P8">De mars à mai</text:p>
            <text:p text:style-name="P17"/>
          </table:table-cell>
          <table:table-cell table:style-name="Table2.A1" office:value-type="string">
            <text:p text:style-name="P10">soutenance</text:p>
          </table:table-cell>
        </table:table-row>
        <table:table-row table:style-name="Table2.2">
          <table:table-cell table:style-name="Table2.A1" office:value-type="string">
            <text:p text:style-name="P8">De juin à aout</text:p>
            <text:p text:style-name="P17"/>
          </table:table-cell>
          <table:table-cell table:style-name="Table2.A1" office:value-type="string">
            <text:p text:style-name="P4"/>
          </table:table-cell>
        </table:table-row>
      </table:table>
      <text:p text:style-name="P20"/>
      <text:p text:style-name="P1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Avis du directeur de thèse</text:p>
            <text:p text:style-name="P43">…………………………………………………………………………………………………………………………………………….</text:p>
            <text:p text:style-name="P43">…………………………………………………………………………………………………………………………………………….</text:p>
            <text:p text:style-name="P43">…………………………………………………………………………………………………………………………………………….</text:p>
            <text:p text:style-name="P22"/>
            <text:p text:style-name="P64">Le Directeur de thèse</text:p>
            <text:p text:style-name="P30">Nom, prénom, date et signature</text:p>
            <text:p text:style-name="P22"/>
            <text:p text:style-name="P22"/>
            <text:p text:style-name="P22"/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7">Avis du conseil de l’école doctorale</text:p>
            <text:p text:style-name="P43">…………………………………………………………………………………………………………………………………………….</text:p>
            <text:p text:style-name="P43">…………………………………………………………………………………………………………………………………………….</text:p>
            <text:p text:style-name="P43">…………………………………………………………………………………………………………………………………………….</text:p>
            <text:p text:style-name="P22"/>
            <text:p text:style-name="P40">Date et modalité de consultation du conseil de l’école doctorale</text:p>
            <text:p text:style-name="P43">…………………………………………………………………………………………………………………………………………….</text:p>
            <text:p text:style-name="P43">…………………………………………………………………………………………………………………………………………….</text:p>
            <text:p text:style-name="P22"/>
            <text:p text:style-name="P64">Au nom du conseil de l’école doctorale, le président du conseil de l’école doctorale</text:p>
            <text:p text:style-name="P30">Nom, prénom, date et signature</text:p>
            <text:p text:style-name="P22"/>
            <text:p text:style-name="P22"/>
            <text:p text:style-name="P22"/>
            <text:p text:style-name="P18"><text:soft-page-break/></text:p>
          </table:table-cell>
        </table:table-row>
        <table:table-row table:style-name="Table3.1">
          <table:table-cell table:style-name="Table3.A1" office:value-type="string">
            <text:p text:style-name="P9">Après avis du directeur de thèse et du conseil de l’école doctorale sur la demande de dérogation portant sur la durée de la thèse déposée par </text:p>
            <text:p text:style-name="P44">Civilité : <text:s text:c="25"/>Nom : <text:s text:c="36"/>Nom d’usage : <text:s text:c="29"/>Prénom : <text:s text:c="25"/>Né(e) le : <text:s text:c="6"/>/ <text:s text:c="6"/>/ <text:s text:c="12"/>à : <text:s text:c="39"/>Pays : <text:s text:c="41"/></text:p>
            <text:p text:style-name="P24"/>
            <text:p text:style-name="P31"><text:bookmark text:name="__Fieldmark__209_1392699435"/><text:bookmark text:name="__Fieldmark__226_1807227735"/><field:fieldmark text:name="__Fieldmark__721_1471263700" field:type="vnd.oasis.opendocument.field.FORMCHECKBOX"/><text:s/><text:span text:style-name="T6">Le directeur de l’école doctorale </text:span><text:span text:style-name="T32">propose au chef d’établissement d’accorder la dérogation </text:span></text:p>
            <text:p text:style-name="Standard"><text:bookmark text:name="__Fieldmark__219_1392699435"/><text:bookmark text:name="__Fieldmark__234_1807227735"/><field:fieldmark text:name="__Fieldmark__733_1471263700" field:type="vnd.oasis.opendocument.field.FORMCHECKBOX"/><text:s/><text:span text:style-name="T6">Le directeur de l’école doctorale </text:span><text:span text:style-name="T32">refuse la demande de </text:span></text:p>
            <text:p text:style-name="P23"/>
            <text:p text:style-name="P64">Le directeur de l’école doctorale </text:p>
            <text:p text:style-name="P30">Nom, prénom, date et signature</text:p>
            <text:p text:style-name="P22"/>
            <text:p text:style-name="P23"/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 Condensed1" svg:font-family="'DejaVu Serif Condensed'" style:font-family-generic="roman"/>
    <style:font-face style:name="FreeSans1" svg:font-family="FreeSans" style:font-family-generic="swiss"/>
    <style:font-face style:name="DejaVu Serif Condensed" svg:font-family="'DejaVu Serif Condensed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417in" fo:margin-bottom="0in" loext:contextual-spacing="false" fo:text-align="start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Calibri" fo:font-family="Calibri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Standard" style:next-style-name="Standard" style:auto-update="true" style:default-outline-level="9" style:list-style-name="" style:class="text">
      <style:paragraph-properties fo:text-align="justify" style:justify-single-word="false" fo:keep-together="always" fo:background-color="#e0e0e0" fo:keep-with-next="always">
        <style:tab-stops>
          <style:tab-stop style:position="3.2484in" style:leader-style="dotted" style:leader-text="."/>
          <style:tab-stop style:position="6.8909in" style:leader-style="dotted" style:leader-text="."/>
        </style:tab-stops>
        <style:background-image/>
      </style:paragraph-properties>
      <style:text-properties fo:color="#404040" style:font-name="Cambria" fo:font-family="Cambria" style:font-family-generic="roman" style:font-pitch="variable" fo:font-style="italic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margin-top="0in" fo:margin-bottom="0in" loext:contextual-spacing="false" fo:hyphenation-ladder-count="no-limit" fo:text-indent="0in" style:auto-text-indent="false"/>
      <style:text-properties style:font-name="Open Sans" fo:font-family="'Open Sans'" style:font-family-generic="roman" style:font-pitch="variable" fo:font-size="11pt" style:font-name-asian="SimSun" style:font-family-asian="SimSun" style:font-family-generic-asian="system" style:font-pitch-asian="variable" style:font-size-asian="11pt" style:language-asian="ar" style:country-asian="SA" style:font-name-complex="Open Sans1" style:font-family-complex="'Open Sans'" style:font-family-generic-complex="system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9_20_Car" style:display-name="Titre 9 Car" style:family="text">
      <style:text-properties fo:color="#404040" style:font-name="Cambria" fo:font-family="Cambria" style:font-family-generic="roman" style:font-pitch="variable" fo:font-style="italic" fo:background-color="#e0e0e0" style:font-style-asian="italic" style:font-style-complex="italic"/>
    </style:style>
    <style:style style:name="En-tête_20_Car" style:display-name="En-tête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Pied_20_de_20_page_20_Car" style:display-name="Pied de page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Note_20_de_20_bas_20_de_20_page_20_Car" style:display-name="Note de bas de page Car" style:family="text">
      <style:text-properties style:font-name="Calibri" fo:font-family="Calibri" style:font-family-generic="roman" style:font-pitch="variable"/>
    </style:style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Titre_20_5_20_Car" style:display-name="Titre 5 Car" style:family="tex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374in" fo:margin-top="0.0417in" fo:margin-bottom="0in" loext:contextual-spacing="false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in" style:type="right"/>
        </style:tab-stops>
      </style:paragraph-properties>
    </style:style>
    <style:style style:name="MP2" style:family="paragraph" style:parent-style-name="Header">
      <style:paragraph-properties fo:margin-left="0in" fo:margin-right="-0.0437in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63in" style:type="right"/>
        </style:tab-stops>
      </style:paragraph-properties>
      <style:text-properties fo:font-style="italic" style:font-style-asian="italic"/>
    </style:style>
    <style:style style:name="MP3" style:family="paragraph" style:parent-style-name="Footer">
      <style:paragraph-properties fo:margin-top="0.0417in" fo:margin-bottom="0in" loext:contextual-spacing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64003c" style:font-name="Open Sans" fo:font-size="10pt" style:font-size-asian="10pt" style:font-name-complex="Open Sans1" style:font-size-complex="10pt"/>
    </style:style>
    <style:style style:name="MP4" style:family="paragraph" style:parent-style-name="Footer">
      <style:text-properties fo:color="#64003c" style:font-name="Open Sans" fo:font-size="10pt" style:font-size-asian="10pt" style:font-name-complex="Open Sans1" style:font-size-complex="10pt"/>
    </style:style>
    <style:style style:name="MP5" style:family="paragraph" style:parent-style-name="Footer">
      <style:paragraph-properties>
        <style:tab-stops>
          <style:tab-stop style:position="3.15in" style:type="center"/>
          <style:tab-stop style:position="6.3in" style:type="right"/>
          <style:tab-stop style:position="6.5in" style:type="right"/>
        </style:tab-stops>
      </style:paragraph-properties>
      <style:text-properties fo:color="#64003c" fo:font-size="10pt" fo:font-style="italic" style:font-size-asian="10pt" style:font-style-asian="italic" style:font-size-complex="10pt"/>
    </style:style>
    <style:style style:name="MT1" style:family="text">
      <style:text-properties fo:font-style="italic" style:font-style-asian="italic"/>
    </style:style>
    <style:style style:name="MT2" style:family="text">
      <style:text-properties style:text-position="super 58%" fo:font-style="italic" style:font-style-asian="italic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25in" fo:margin-bottom="0.1957in" fo:margin-left="0.7874in" fo:margin-right="0.5909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nscription au-delà de la 3</text:span><text:span text:style-name="MT2">ème</text:span><text:span text:style-name="MT1"> année de doctorat</text:span><draw:frame draw:style-name="Mfr1" draw:name="Picture" text:anchor-type="char" svg:x="-0.0035in" svg:y="-0.0681in" svg:width="1.5311in" svg:height="0.5181in" draw:z-index="4"><draw:image xlink:href="Pictures/100000000000082A000002C34133612A.jpg" xlink:type="simple" xlink:show="embed" xlink:actuate="onLoad"/></draw:frame></text:p>
        <text:p text:style-name="MP2">à l’Université Paris-Saclay </text:p>
        <text:p text:style-name="Header"/>
      </style:header>
      <style:footer>
        <text:p text:style-name="MP3">www.universite-paris-saclay.fr<text:tab/> <text:s text:c="8"/><draw:frame draw:style-name="Mfr2" draw:name="Image1" text:anchor-type="char" svg:x="5.8244in" svg:y="-0.0937in" svg:width="0.6272in" svg:height="0.8638in" draw:z-index="9"><draw:image xlink:href="Pictures/10000200000000A2000000DFC51AAEF6.png" xlink:type="simple" xlink:show="embed" xlink:actuate="onLoad"/></draw:frame></text:p>
        <text:p text:style-name="MP4">Espace Technologique / Immeuble Discovery </text:p>
        <text:p text:style-name="MP4">Route de l’Orme aux Merisiers RD 128 / 91190 Saint-Aubin, France </text:p>
        <text:p text:style-name="MP5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45:00</meta:creation-date>
    <meta:initial-creator>Sylvie Royer</meta:initial-creator>
    <dc:language>en-US</dc:language>
    <meta:print-date>2014-06-16T08:46:00</meta:print-date>
    <dc:date>2016-11-02T10:14:26.521047674</dc:date>
    <meta:editing-cycles>16</meta:editing-cycles>
    <meta:editing-duration>PT2H28M50S</meta:editing-duration>
    <meta:generator>LibreOffice/4.3.3.2$Linux_X86_64 LibreOffice_project/430m0$Build-2</meta:generator>
    <meta:document-statistic meta:table-count="3" meta:image-count="2" meta:object-count="0" meta:page-count="5" meta:paragraph-count="90" meta:word-count="903" meta:character-count="6504" meta:non-whitespace-character-count="5051"/>
    <meta:template xlink:type="simple" xlink:actuate="onRequest" xlink:title="Normal.dotm" xlink:href=""/>
  </office:meta>
</office:document-meta>
</file>